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draw:transform="rotate (1.5707963267946) translate (5.5cm 9cm)">
          <text:p text:style-name="P1"><text:span text:style-name="T1">size</text:span></text:p>
        </draw:rect>
        <draw:rect draw:style-name="gr1" draw:text-style-name="P2" draw:layer="layout" svg:width="3.5cm" svg:height="0.5cm" draw:transform="rotate (1.5707963267946) translate (6cm 9cm)">
          <text:p text:style-name="P1"><text:span text:style-name="T1">next</text:span></text:p>
        </draw:rect>
        <draw:rect draw:style-name="gr1" draw:text-style-name="P2" draw:layer="layout" svg:width="3.5cm" svg:height="3.5cm" draw:transform="rotate (1.5707963267946) translate (6.5cm 9cm)">
          <text:p/>
        </draw:rect>
        <draw:rect draw:style-name="gr1" draw:text-style-name="P2" draw:layer="layout" svg:width="3.5cm" svg:height="0.5cm" draw:transform="rotate (1.5707963267946) translate (10cm 9cm)">
          <text:p text:style-name="P1"><text:span text:style-name="T1">size</text:span></text:p>
        </draw:rect>
        <draw:rect draw:style-name="gr1" draw:text-style-name="P2" draw:layer="layout" svg:width="3.5cm" svg:height="0.5cm" draw:transform="rotate (1.5707963267946) translate (10.5cm 9cm)">
          <text:p text:style-name="P1"><text:span text:style-name="T1">next</text:span></text:p>
        </draw:rect>
        <draw:rect draw:style-name="gr1" draw:text-style-name="P2" draw:layer="layout" svg:width="3.5cm" svg:height="3.5cm" draw:transform="rotate (1.5707963267946) translate (11cm 9cm)">
          <text:p/>
        </draw:rect>
        <draw:rect draw:style-name="gr1" draw:text-style-name="P2" draw:layer="layout" svg:width="3.5cm" svg:height="0.5cm" draw:transform="rotate (1.5707963267946) translate (14.5cm 9cm)">
          <text:p text:style-name="P1"><text:span text:style-name="T1">size</text:span></text:p>
        </draw:rect>
        <draw:rect draw:style-name="gr1" draw:text-style-name="P2" draw:layer="layout" svg:width="3.5cm" svg:height="0.5cm" draw:transform="rotate (1.5707963267946) translate (15cm 9cm)">
          <text:p text:style-name="P1"><text:span text:style-name="T1">next</text:span></text:p>
        </draw:rect>
        <draw:rect draw:style-name="gr1" draw:text-style-name="P2" draw:layer="layout" svg:width="3.5cm" svg:height="3.5cm" draw:transform="rotate (1.5707963267946) translate (15.5cm 9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3-29T17:16:08.51</meta:creation-date>
    <dc:date>2012-04-15T15:25:33.92</dc:date>
    <dc:creator>Urs Graf</dc:creator>
    <meta:editing-duration>PT00H08M10S</meta:editing-duration>
    <meta:editing-cycles>2</meta:editing-cycles>
    <meta:generator>OpenOffice.org/3.2$Win32 OpenOffice.org_project/330m20$Build-9567</meta:generator>
    <meta:document-statistic meta:object-count="9"/>
  </office:meta>
</office:document-meta>
</file>